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53in"/>
    </style:style>
    <style:style style:name="co2" style:family="table-column">
      <style:table-column-properties fo:break-before="auto" style:column-width="0.8701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5437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1.3165in"/>
    </style:style>
    <style:style style:name="co10" style:family="table-column">
      <style:table-column-properties fo:break-before="auto" style:column-width="1.2618in"/>
    </style:style>
    <style:style style:name="co11" style:family="table-column">
      <style:table-column-properties fo:break-before="auto" style:column-width="1.0008in"/>
    </style:style>
    <style:style style:name="co12" style:family="table-column">
      <style:table-column-properties fo:break-before="auto" style:column-width="1.0984in"/>
    </style:style>
    <style:style style:name="co13" style:family="table-column">
      <style:table-column-properties fo:break-before="auto" style:column-width="0.515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851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1465in"/>
    </style:style>
    <style:style style:name="co18" style:family="table-column">
      <style:table-column-properties fo:break-before="auto" style:column-width="4.0091in"/>
    </style:style>
    <style:style style:name="co19" style:family="table-column">
      <style:table-column-properties fo:break-before="auto" style:column-width="0.6335in"/>
    </style:style>
    <style:style style:name="co20" style:family="table-column">
      <style:table-column-properties fo:break-before="auto" style:column-width="1.0228in"/>
    </style:style>
    <style:style style:name="co21" style:family="table-column">
      <style:table-column-properties fo:break-before="auto" style:column-width="2.4811in"/>
    </style:style>
    <style:style style:name="co22" style:family="table-column">
      <style:table-column-properties fo:break-before="auto" style:column-width="1.0772in"/>
    </style:style>
    <style:style style:name="co23" style:family="table-column">
      <style:table-column-properties fo:break-before="auto" style:column-width="1.6646in"/>
    </style:style>
    <style:style style:name="co24" style:family="table-column">
      <style:table-column-properties fo:break-before="auto" style:column-width="2.3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5" style:family="table-cell" style:parent-style-name="Default" style:data-style-name="N84">
      <style:table-cell-properties fo:border-bottom="none" fo:background-color="#ccffff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00dcff"/>
    </style:style>
    <style:style style:name="ce11" style:family="table-cell" style:parent-style-name="Default" style:data-style-name="N121">
      <style:table-cell-properties fo:background-color="#00dcff"/>
    </style:style>
    <style:style style:name="ce12" style:family="table-cell" style:parent-style-name="Default" style:data-style-name="N121">
      <style:table-cell-properties fo:background-color="#ccffff"/>
    </style:style>
    <style:style style:name="ce13" style:family="table-cell" style:parent-style-name="Default" style:data-style-name="N121">
      <style:table-cell-properties fo:background-color="transparent"/>
    </style:style>
    <style:style style:name="ce14" style:family="table-cell" style:parent-style-name="Default" style:data-style-name="N121"/>
    <style:style style:name="ce15" style:family="table-cell" style:parent-style-name="Default" style:data-style-name="N123">
      <style:table-cell-properties fo:background-color="#ccffff"/>
    </style:style>
    <style:style style:name="ce16" style:family="table-cell" style:parent-style-name="Default" style:data-style-name="N100">
      <style:table-cell-properties fo:background-color="#ccffff"/>
    </style:style>
    <style:style style:name="ce17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18" style:family="table-cell" style:parent-style-name="Default">
      <style:table-cell-properties fo:background-color="#00dcff" fo:border="none"/>
    </style:style>
    <style:style style:name="ce19" style:family="table-cell" style:parent-style-name="Default">
      <style:table-cell-properties fo:background-color="#ccffff" fo:border="none"/>
    </style:style>
    <style:style style:name="ce20" style:family="table-cell" style:parent-style-name="Default" style:data-style-name="N84">
      <style:table-cell-properties fo:background-color="#ccffff" fo:border="none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Pivot_20_Table_20_Category">
      <style:table-cell-properties fo:background-color="#ffff00"/>
    </style:style>
    <style:style style:name="ce23" style:family="table-cell" style:parent-style-name="Pivot_20_Table_20_Category">
      <style:table-cell-properties fo:background-color="#ccffff"/>
    </style:style>
    <style:style style:name="ce24" style:family="table-cell" style:parent-style-name="Default">
      <style:table-cell-properties fo:background-color="#ffff00"/>
      <style:text-properties style:font-name="Arial" style:font-name-asian="DejaVu Sans" style:font-name-complex="FreeSans"/>
    </style:style>
    <style:style style:name="ce25" style:family="table-cell" style:parent-style-name="Default">
      <style:table-cell-properties fo:background-color="transparent"/>
      <style:text-properties style:font-name="Arial" style:font-name-asian="DejaVu Sans" style:font-name-complex="FreeSans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ccffff"/>
    </style:style>
    <style:style style:name="ce29" style:family="table-cell" style:parent-style-name="Default" style:data-style-name="N3">
      <style:table-cell-properties fo:background-color="#ccffff"/>
    </style:style>
  </office:automatic-styles>
  <office:body>
    <office:spreadsheet>
      <table:content-validations>
        <table:content-validation table:name="val1" table:condition="of:cell-content-is-whole-number() and cell-content()&gt;0" table:allow-empty-cell="false" table:base-cell-address="Plant.A2">
          <table:help-message table:title="Unique key for plant individual" table:display="true">
            <text:p>Enter a whole number (1, 2,...). This number appears in other tables</text:p>
          </table:help-message>
          <table:error-message table:message-type="stop" table:display="true"/>
        </table:content-validation>
        <table:content-validation table:name="val2" table:condition="of:cell-content-is-date() and cell-content()&gt;0" table:allow-empty-cell="false" table:base-cell-address="Plant.B2">
          <table:help-message table:title="Date of observation" table:display="true">
            <text:p>Enter date in YYYY-MM-DD format</text:p>
          </table:help-message>
          <table:error-message table:message-type="stop" table:display="true"/>
        </table:content-validation>
        <table:content-validation table:name="val3" table:condition="of:cell-content-is-in-list([$Person.$A$2:.$A$100])" table:allow-empty-cell="false" table:display-list="sorted-ascending" table:base-cell-address="Plant.C2">
          <table:help-message table:title="Observed by" table:display="true">
            <text:p>From list, select the person who observed/photographed/collected this plant</text:p>
          </table:help-message>
          <table:error-message table:message-type="stop" table:display="true"/>
        </table:content-validation>
        <table:content-validation table:name="val4" table:condition="of:cell-content-is-in-list([$Person.$A$2:.$A$10])" table:allow-empty-cell="false" table:display-list="sorted-ascending" table:base-cell-address="Plant.O2">
          <table:error-message table:message-type="stop" table:display="true"/>
        </table:content-validation>
        <table:content-validation table:name="val5" table:condition="of:cell-content-is-in-list([$Taxon.$A$2:.$A$46])" table:allow-empty-cell="false" table:display-list="sorted-ascending" table:base-cell-address="Plant.H2">
          <table:error-message table:message-type="stop" table:display="true"/>
        </table:content-validation>
        <table:content-validation table:name="val6" table:condition="of:cell-content-is-in-list([$Location.$A$2:.$A$100])" table:allow-empty-cell="false" table:display-list="sorted-ascending" table:base-cell-address="Plant.D2">
          <table:help-message table:title="Location" table:display="true">
            <text:p>Select the location short code from the dropdown list</text:p>
          </table:help-message>
          <table:error-message table:message-type="stop" table:display="true"/>
        </table:content-validation>
        <table:content-validation table:name="val7" table:base-cell-address="Plant.E2">
          <table:help-message table:title="Microhabitat notes (optional)" table:display="true">
            <text:p>Enter details of the plant's microhabitat. E.g., among rocks, on steep bank, on hummock in swamp</text:p>
          </table:help-message>
          <table:error-message table:message-type="stop" table:display="true"/>
        </table:content-validation>
        <table:content-validation table:name="val8" table:base-cell-address="Plant.F2">
          <table:help-message table:title="Sample plot code (optional)" table:display="true">
            <text:p>Enter the sample plot code you use to identify the plot. Suggested form: LOCN-A, where LOCN is an code for the site (e.g., GP, WDT,...) and A-Z are the plot codes.</text:p>
          </table:help-message>
          <table:error-message table:message-type="stop" table:display="true"/>
        </table:content-validation>
        <table:content-validation table:name="val9" table:condition="of:cell-content-is-whole-number() and cell-content()&gt;0" table:allow-empty-cell="false" table:base-cell-address="Plant.G2">
          <table:help-message table:title="Plant tag or number in plot (optional)" table:display="true">
            <text:p>The sequential number of the plant in the sample unit (1, 2, 3, ...)</text:p>
          </table:help-message>
        </table:content-validation>
        <table:content-validation table:name="val10" table:condition="of:cell-content-is-whole-number() and cell-content()&gt;0" table:allow-empty-cell="false" table:base-cell-address="Plant.D2"/>
        <table:content-validation table:name="val11" table:condition="of:cell-content-is-in-list(&quot;tree&quot;;&quot;shrub&quot;;&quot;liana&quot;;&quot;herb&quot;)" table:allow-empty-cell="false" table:display-list="sorted-ascending" table:base-cell-address="Plant.H2">
          <table:help-message table:title="Habit" table:display="true">
            <text:p>Enter the plant structural type (habit) from list</text:p>
          </table:help-message>
          <table:error-message table:message-type="stop" table:display="true"/>
        </table:content-validation>
        <table:content-validation table:name="val12" table:condition="of:cell-content-is-decimal-number() and cell-content()&gt;0.9" table:allow-empty-cell="false" table:base-cell-address="Plant.G2">
          <table:error-message table:message-type="stop" table:display="true"/>
        </table:content-validation>
        <table:content-validation table:name="val13" table:condition="of:cell-content-is-decimal-number() and cell-content()&gt;0" table:allow-empty-cell="false" table:base-cell-address="Plant.I2">
          <table:help-message table:title="Diameter" table:display="true">
            <text:p>If a tree, enter the diameter at breast height, in cm (00.0)</text:p>
          </table:help-message>
          <table:error-message table:message-type="stop" table:display="true"/>
        </table:content-validation>
        <table:content-validation table:name="val14" table:condition="of:cell-content-is-decimal-number() and cell-content()&gt;0" table:allow-empty-cell="false" table:base-cell-address="Plant.J2">
          <table:help-message table:title="Height" table:display="true">
            <text:p>Enter the plant height, in metres (00.00)</text:p>
          </table:help-message>
          <table:error-message table:message-type="stop" table:display="true"/>
        </table:content-validation>
        <table:content-validation table:name="val15" table:condition="of:cell-content-is-in-list(&quot;no&quot;;&quot;yes&quot;)" table:allow-empty-cell="false" table:display-list="sorted-ascending" table:base-cell-address="Plant.K2">
          <table:help-message table:title="Buds" table:display="true">
            <text:p>Select 'yes' if unopen flower buds present on plant</text:p>
          </table:help-message>
          <table:error-message table:message-type="stop" table:display="true"/>
        </table:content-validation>
        <table:content-validation table:name="val16" table:condition="of:cell-content-is-in-list(&quot;no&quot;;&quot;yes&quot;)" table:allow-empty-cell="false" table:display-list="sorted-ascending" table:base-cell-address="Plant.K2">
          <table:help-message table:title="Flowering" table:display="true">
            <text:p>Select 'yes' if flowers present on plant</text:p>
          </table:help-message>
          <table:error-message table:message-type="stop" table:display="true"/>
        </table:content-validation>
        <table:content-validation table:name="val17" table:condition="of:cell-content-is-in-list(&quot;no&quot;;&quot;yes&quot;)" table:allow-empty-cell="false" table:display-list="sorted-ascending" table:base-cell-address="Plant.M2">
          <table:help-message table:title="Fruiting" table:display="true">
            <text:p>Select 'yes' if fruit present on plant</text:p>
          </table:help-message>
          <table:error-message table:message-type="stop" table:display="true"/>
        </table:content-validation>
        <table:content-validation table:name="val18" table:base-cell-address="Plant.N2">
          <table:help-message table:title="Plant notes (optional)" table:display="true">
            <text:p>General notes about the plant</text:p>
          </table:help-message>
          <table:error-message table:message-type="stop" table:display="true"/>
        </table:content-validation>
        <table:content-validation table:name="val19" table:condition="of:cell-content-is-in-list([$Taxon.$A$2:.$A$100])" table:allow-empty-cell="false" table:display-list="sorted-ascending" table:base-cell-address="Plant.O2">
          <table:help-message table:title="Determination" table:display="true">
            <text:p>Enter the shortcode of the taxon from list</text:p>
          </table:help-message>
          <table:error-message table:message-type="stop" table:display="true"/>
        </table:content-validation>
        <table:content-validation table:name="val20" table:condition="of:cell-content-is-in-list(&quot;high&quot;;&quot;medium&quot;;&quot;low&quot;)" table:allow-empty-cell="false" table:display-list="unsorted" table:base-cell-address="Plant.P2">
          <table:help-message table:title="Confidence in taxon name" table:display="true">
            <text:p>For Scientific names ONLY: Enter the level of confidence </text:p>
            <text:p>for the Scientific name chosen from the list</text:p>
          </table:help-message>
          <table:error-message table:message-type="stop" table:display="true"/>
        </table:content-validation>
        <table:content-validation table:name="val21" table:condition="of:cell-content-is-in-list([$Person.$A$2:.$A$100])" table:allow-empty-cell="false" table:display-list="sorted-ascending" table:base-cell-address="Plant.Q2">
          <table:help-message table:title="Identified by" table:display="true">
            <text:p>For scientific names ONLY: From list, select the person </text:p>
            <text:p>who identified this plant</text:p>
          </table:help-message>
          <table:error-message table:message-type="stop" table:display="true"/>
        </table:content-validation>
        <table:content-validation table:name="val22" table:condition="of:cell-content-is-date() and cell-content()&gt;0" table:allow-empty-cell="false" table:base-cell-address="Plant.R2">
          <table:help-message table:title="Date of determination" table:display="true">
            <text:p>For scientific names only: Enter date in YYYY-MM-DD format</text:p>
          </table:help-message>
          <table:error-message table:message-type="stop" table:display="true"/>
        </table:content-validation>
        <table:content-validation table:name="val23" table:base-cell-address="Plant.S2">
          <table:help-message table:title="Determination resources" table:display="true">
            <text:p>For scientifc names only: Enter the resources consulted </text:p>
            <text:p>for the determination. E.g., book title and author, website</text:p>
            <text:p>URL, specimens compared to. If from memory, write </text:p>
            <text:p>'memory'</text:p>
          </table:help-message>
          <table:error-message table:message-type="stop" table:display="true"/>
        </table:content-validation>
        <table:content-validation table:name="val24" table:base-cell-address="Plant.T2">
          <table:help-message table:title="Determination notes (optional)" table:display="true">
            <text:p>General notes about the determination of the plant</text:p>
          </table:help-message>
          <table:error-message table:message-type="stop" table:display="true"/>
        </table:content-validation>
        <table:content-validation table:name="val25" table:base-cell-address="Taxon.A2">
          <table:help-message table:title="Unique key for the taxon" table:display="true">
            <text:p>Enter a temporaory name for the species that is unique.This will appear in the Plants table. Only records with no db_id will be added to DB.</text:p>
          </table:help-message>
          <table:error-message table:message-type="stop" table:display="true"/>
        </table:content-validation>
        <table:content-validation table:name="val26" table:condition="of:cell-content-is-whole-number() and cell-content()&gt;0" table:allow-empty-cell="true" table:base-cell-address="Taxon.B2">
          <table:help-message table:title="Database ID number" table:display="true">
            <text:p>Enter the database ID number for the taxon you need to use.</text:p>
          </table:help-message>
          <table:error-message table:message-type="stop" table:display="true"/>
        </table:content-validation>
        <table:content-validation table:name="val27" table:base-cell-address="Taxon.A10">
          <table:help-message table:title="Unique morphotype code for taxon" table:display="true">
            <text:p>Enter a morphotype name for the species that is unique.</text:p>
            <text:p>The name should only contain letters, numbers and</text:p>
            <text:p>underscore (i.e. No spaces). This code will only be</text:p>
            <text:p>entered into the database if no db_id number is given.</text:p>
          </table:help-message>
          <table:error-message table:message-type="stop" table:display="true"/>
        </table:content-validation>
        <table:content-validation table:name="val28" table:base-cell-address="Taxon.D2">
          <table:help-message table:title="Family" table:display="true">
            <text:p>Family</text:p>
          </table:help-message>
          <table:error-message table:message-type="stop" table:display="true"/>
        </table:content-validation>
        <table:content-validation table:name="val29" table:base-cell-address="Taxon.E2">
          <table:help-message table:title="Genus" table:display="true">
            <text:p>Genus</text:p>
          </table:help-message>
          <table:error-message table:message-type="stop" table:display="true"/>
        </table:content-validation>
        <table:content-validation table:name="val30" table:base-cell-address="Taxon.F2">
          <table:help-message table:title="Specific Epithet" table:display="true">
            <text:p>Specific Epithet</text:p>
          </table:help-message>
          <table:error-message table:message-type="stop" table:display="true"/>
        </table:content-validation>
        <table:content-validation table:name="val31" table:condition="of:cell-content-is-in-list(&quot;ssp&quot;;&quot;var&quot;)" table:allow-empty-cell="true" table:display-list="unsorted" table:base-cell-address="Taxon.G2">
          <table:help-message table:title="Subspecies type" table:display="true">
            <text:p>Subspecies type</text:p>
          </table:help-message>
          <table:error-message table:message-type="stop" table:display="true"/>
        </table:content-validation>
        <table:content-validation table:name="val32" table:base-cell-address="Taxon.H2">
          <table:help-message table:title="Subspecies name" table:display="true">
            <text:p>Subspecies name</text:p>
          </table:help-message>
          <table:error-message table:message-type="stop" table:display="true"/>
        </table:content-validation>
        <table:content-validation table:name="val33" table:base-cell-address="Taxon.I2">
          <table:help-message table:title="Authority" table:display="true">
            <text:p>authority</text:p>
            <text:p/>
            <text:p/>
          </table:help-message>
          <table:error-message table:message-type="stop" table:display="true"/>
        </table:content-validation>
        <table:content-validation table:name="val34" table:base-cell-address="Photo.A2">
          <table:help-message table:title="Name of file (unique)" table:display="true">
            <text:p>Enter the name of file. This must match the images you have uploaded.</text:p>
          </table:help-message>
          <table:error-message table:message-type="stop" table:display="true"/>
        </table:content-validation>
        <table:content-validation table:name="val35" table:condition="of:cell-content-is-in-list([$Plant.$A$2:.$A$62])" table:allow-empty-cell="true" table:display-list="unsorted" table:base-cell-address="Photo.B2">
          <table:help-message table:title="Plant code" table:display="true">
            <text:p>Enter the unique code for the plant</text:p>
          </table:help-message>
        </table:content-validation>
        <table:content-validation table:name="val36" table:condition="of:cell-content-is-in-list([$Plant.$A$2:.$A$62])" table:allow-empty-cell="true" table:display-list="unsorted" table:base-cell-address="Taxon.B2"/>
        <table:content-validation table:name="val37" table:condition="of:cell-content-is-in-list([$Person.$A$2:.$A$100])" table:allow-empty-cell="true" table:display-list="sorted-ascending" table:base-cell-address="Photo.C2">
          <table:help-message table:title="Photographer" table:display="true">
            <text:p>Select the photographer from the drop down list</text:p>
          </table:help-message>
          <table:error-message table:message-type="stop" table:display="true"/>
        </table:content-validation>
        <table:content-validation table:name="val38" table:condition="of:cell-content-is-in-list(&quot;whole twig with leaves (and inflorescence)&quot;;&quot;whole compound leaf&quot;;&quot;leaf upper surface','leaf lower surface&quot;;&quot;lower leafbase&quot;;&quot;leaf axil (w stipules, petiole)&quot;;&quot;terminal bud&quot;;&quot;inflorescence&quot;;&quot;flower/fruit basal view&quot;;&quot;flower/fruit side view&quot;;&quot;flower/fruit apical view&quot;;&quot;flower/fruit longitudinal section&quot;;&quot;flower/fruit cross section&quot;;&quot;twig surface&quot;;&quot;twig cross section&quot;;&quot;trunk bark&quot;)" table:allow-empty-cell="true" table:display-list="unsorted" table:base-cell-address="Photo.D2">
          <table:help-message table:title="Plant part (optional)" table:display="true">
            <text:p>Select from list</text:p>
          </table:help-message>
          <table:error-message table:message-type="stop" table:display="true"/>
        </table:content-validation>
        <table:content-validation table:name="val39" table:base-cell-address="Photo.E2">
          <table:help-message table:title="Notes" table:display="true">
            <text:p>Enter any additional notes about the image</text:p>
          </table:help-message>
          <table:error-message table:message-type="stop" table:display="true"/>
        </table:content-validation>
        <table:content-validation table:name="val40" table:base-cell-address="Person.A2">
          <table:help-message table:title="Short code for Name" table:display="true">
            <text:p>Enter a unique short form of ther person's name. Must be unique.</text:p>
          </table:help-message>
          <table:error-message table:message-type="stop" table:display="true"/>
        </table:content-validation>
        <table:content-validation table:name="val41" table:base-cell-address="Person.B2">
          <table:help-message table:title="ID for person in the DB" table:display="true">
            <text:p>Please look up the person in the online DB and enter the code here. Only people with no online ID will be added to DB from this table.</text:p>
          </table:help-message>
          <table:error-message table:message-type="stop" table:display="true"/>
        </table:content-validation>
        <table:content-validation table:name="val42" table:base-cell-address="Person.B2">
          <table:help-message table:title="Name" table:display="true">
            <text:p>Full name of person.</text:p>
          </table:help-message>
          <table:error-message table:message-type="stop" table:display="true"/>
        </table:content-validation>
        <table:content-validation table:name="val43" table:base-cell-address="Person.D2">
          <table:help-message table:title="Email address" table:display="true">
            <text:p>Enter email address</text:p>
          </table:help-message>
          <table:error-message table:message-type="stop" table:display="true"/>
        </table:content-validation>
        <table:content-validation table:name="val44" table:base-cell-address="Person.E2">
          <table:help-message table:title="Twitter account" table:display="true">
            <text:p>Add the twitter account, beginning with @</text:p>
          </table:help-message>
          <table:error-message table:message-type="stop" table:display="true"/>
        </table:content-validation>
        <table:content-validation table:name="val45" table:base-cell-address="Person.F2">
          <table:help-message table:title="Website" table:display="true">
            <text:p>Enter the website of this person, if any</text:p>
          </table:help-message>
          <table:error-message table:message-type="stop" table:display="true"/>
        </table:content-validation>
        <table:content-validation table:name="val46" table:base-cell-address="Person.G2">
          <table:help-message table:title="Phone number" table:display="true">
            <text:p>Enter a phone number, stating with the country code (62 for Indonesia) and no leading 0 or +</text:p>
          </table:help-message>
          <table:error-message table:message-type="stop" table:display="true"/>
        </table:content-validation>
        <table:content-validation table:name="val47" table:condition="of:cell-content-is-decimal-number() and cell-content-is-between(-181,180)" table:allow-empty-cell="false" table:base-cell-address="Location.B2">
          <table:error-message table:message-type="stop" table:display="true"/>
        </table:content-validation>
        <table:content-validation table:name="val48" table:condition="of:cell-content-is-decimal-number() and cell-content-is-between(-91,91)" table:allow-empty-cell="false" table:base-cell-address="Location.C2">
          <table:error-message table:message-type="stop" table:display="true"/>
        </table:content-validation>
        <table:content-validation table:name="val49" table:condition="of:cell-content-is-whole-number() and cell-content()&gt;=0" table:allow-empty-cell="false" table:base-cell-address="Location.D2">
          <table:error-message table:message-type="stop" table:display="true"/>
        </table:content-validation>
        <table:content-validation table:name="val50" table:base-cell-address="Location.E2">
          <table:help-message table:title="Geomorphology" table:display="true">
            <text:p>General geomorphology (e.g., rolling hills, swamp, coastal) </text:p>
          </table:help-message>
          <table:error-message table:message-type="stop" table:display="true"/>
        </table:content-validation>
        <table:content-validation table:name="val51" table:base-cell-address="Location.F2">
          <table:help-message table:title="Locality name" table:display="true">
            <text:p>Descriptive but short name for the place</text:p>
          </table:help-message>
          <table:error-message table:message-type="stop" table:display="true"/>
        </table:content-validation>
        <table:content-validation table:name="val52" table:base-cell-address="Location.E2">
          <table:error-message table:message-type="stop" table:display="true"/>
        </table:content-validation>
      </table:content-validations>
      <table:table table:name="Plan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"/>
        <table:table-column table:style-name="co8" table:number-columns-repeated="4" table:default-cell-style-name="ce14"/>
        <table:table-column table:style-name="co3" table:default-cell-style-name="ce14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unique_key</text:p>
          </table:table-cell>
          <table:table-cell table:style-name="ce4" office:value-type="string" calcext:value-type="string">
            <text:p>date</text:p>
          </table:table-cell>
          <table:table-cell table:style-name="ce8" office:value-type="string" calcext:value-type="string">
            <text:p>obs_by</text:p>
          </table:table-cell>
          <table:table-cell table:style-name="ce8" office:value-type="string" calcext:value-type="string">
            <text:p>locn</text:p>
          </table:table-cell>
          <table:table-cell table:style-name="ce10" office:value-type="string" calcext:value-type="string">
            <text:p>microhab</text:p>
          </table:table-cell>
          <table:table-cell table:style-name="ce10" office:value-type="string" calcext:value-type="string">
            <text:p>plot</text:p>
          </table:table-cell>
          <table:table-cell table:style-name="ce10" office:value-type="string" calcext:value-type="string">
            <text:p>tag</text:p>
          </table:table-cell>
          <table:table-cell table:style-name="ce11" office:value-type="string" calcext:value-type="string">
            <text:p>habit</text:p>
          </table:table-cell>
          <table:table-cell table:style-name="ce11" office:value-type="string" calcext:value-type="string">
            <text:p>db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bud</text:p>
          </table:table-cell>
          <table:table-cell table:style-name="ce11" office:value-type="string" calcext:value-type="string">
            <text:p>flower</text:p>
          </table:table-cell>
          <table:table-cell table:style-name="ce11" office:value-type="string" calcext:value-type="string">
            <text:p>fruit</text:p>
          </table:table-cell>
          <table:table-cell table:style-name="ce10" office:value-type="string" calcext:value-type="string">
            <text:p>notes</text:p>
          </table:table-cell>
          <table:table-cell table:style-name="ce17" office:value-type="string" calcext:value-type="string">
            <text:p>det</text:p>
          </table:table-cell>
          <table:table-cell table:style-name="ce18" office:value-type="string" calcext:value-type="string">
            <text:p>confid</text:p>
          </table:table-cell>
          <table:table-cell table:style-name="ce8" office:value-type="string" calcext:value-type="string">
            <text:p>det_by</text:p>
          </table:table-cell>
          <table:table-cell table:style-name="ce18" office:value-type="string" calcext:value-type="string">
            <text:p>det_date</text:p>
          </table:table-cell>
          <table:table-cell table:style-name="ce18" office:value-type="string" calcext:value-type="string">
            <text:p>det_using</text:p>
          </table:table-cell>
          <table:table-cell table:style-name="ce10" office:value-type="string" calcext:value-type="string">
            <text:p>det_notes</text:p>
          </table:table-cell>
          <table:table-cell/>
        </table:table-row>
        <table:table-row table:style-name="ro1">
          <table:table-cell table:style-name="ce1" table:content-validation-name="val1" table:formula="of:=[.G2]" office:value-type="float" office:value="1" calcext:value-type="float">
            <text:p>1</text:p>
          </table:table-cell>
          <table:table-cell table:style-name="ce5" table:content-validation-name="val2" office:value-type="date" office:date-value="2014-02-01" calcext:value-type="date">
            <text:p>2014-02-01</text:p>
          </table:table-cell>
          <table:table-cell table:style-name="ce9" table:content-validation-name="val3" office:value-type="string" calcext:value-type="string">
            <text:p>joe</text:p>
          </table:table-cell>
          <table:table-cell table:style-name="ce9" table:content-validation-name="val6" office:value-type="string" calcext:value-type="string">
            <text:p>plot1</text:p>
          </table:table-cell>
          <table:table-cell table:style-name="ce9" table:content-validation-name="val7"/>
          <table:table-cell table:style-name="ce9" table:content-validation-name="val8" office:value-type="string" calcext:value-type="string">
            <text:p>plot1</text:p>
          </table:table-cell>
          <table:table-cell table:style-name="ce9" table:content-validation-name="val9" office:value-type="float" office:value="1" calcext:value-type="float">
            <text:p>1</text:p>
          </table:table-cell>
          <table:table-cell table:style-name="ce12" table:content-validation-name="val11" office:value-type="string" calcext:value-type="string">
            <text:p>tree</text:p>
          </table:table-cell>
          <table:table-cell table:style-name="ce15" table:content-validation-name="val13"/>
          <table:table-cell table:style-name="ce15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15" table:content-validation-name="val17" office:value-type="string" calcext:value-type="string">
            <text:p>yes</text:p>
          </table:table-cell>
          <table:table-cell table:style-name="ce9" table:content-validation-name="val18"/>
          <table:table-cell table:style-name="ce6" table:content-validation-name="val19" office:value-type="string" calcext:value-type="string">
            <text:p>Dillenia_sufructicosa</text:p>
          </table:table-cell>
          <table:table-cell table:style-name="ce19" table:content-validation-name="val20" office:value-type="string" calcext:value-type="string">
            <text:p>high</text:p>
          </table:table-cell>
          <table:table-cell table:style-name="ce9" table:content-validation-name="val21" office:value-type="string" calcext:value-type="string">
            <text:p>joe</text:p>
          </table:table-cell>
          <table:table-cell table:style-name="ce20" table:content-validation-name="val22" office:value-type="date" office:date-value="2014-02-01" calcext:value-type="date">
            <text:p>2014-02-01</text:p>
          </table:table-cell>
          <table:table-cell table:style-name="ce20" table:content-validation-name="val23" office:value-type="string" calcext:value-type="string">
            <text:p>Memory</text:p>
          </table:table-cell>
          <table:table-cell table:style-name="ce9" table:content-validation-name="val24"/>
          <table:table-cell/>
        </table:table-row>
        <table:table-row table:style-name="ro1">
          <table:table-cell table:style-name="ce1" table:content-validation-name="val1" table:formula="of:=[.G3]" office:value-type="float" office:value="2" calcext:value-type="float">
            <text:p>2</text:p>
          </table:table-cell>
          <table:table-cell table:style-name="ce5" table:content-validation-name="val2" office:value-type="date" office:date-value="2014-02-01" calcext:value-type="date">
            <text:p>2014-02-01</text:p>
          </table:table-cell>
          <table:table-cell table:style-name="ce9" table:content-validation-name="val3" office:value-type="string" calcext:value-type="string">
            <text:p>joe</text:p>
          </table:table-cell>
          <table:table-cell table:style-name="ce9" table:content-validation-name="val6" office:value-type="string" calcext:value-type="string">
            <text:p>plot1</text:p>
          </table:table-cell>
          <table:table-cell table:style-name="ce9" table:content-validation-name="val7"/>
          <table:table-cell table:style-name="ce9" table:content-validation-name="val8" office:value-type="string" calcext:value-type="string">
            <text:p>plot1</text:p>
          </table:table-cell>
          <table:table-cell table:style-name="ce9" table:content-validation-name="val9" office:value-type="float" office:value="2" calcext:value-type="float">
            <text:p>2</text:p>
          </table:table-cell>
          <table:table-cell table:style-name="ce12" table:content-validation-name="val11" office:value-type="string" calcext:value-type="string">
            <text:p>tree</text:p>
          </table:table-cell>
          <table:table-cell table:style-name="ce15" table:content-validation-name="val13"/>
          <table:table-cell table:style-name="ce15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15" table:content-validation-name="val17" office:value-type="string" calcext:value-type="string">
            <text:p>no</text:p>
          </table:table-cell>
          <table:table-cell table:style-name="ce9" table:content-validation-name="val18" office:value-type="string" calcext:value-type="string">
            <text:p>leaning</text:p>
          </table:table-cell>
          <table:table-cell table:style-name="ce6" table:content-validation-name="val19" office:value-type="string" calcext:value-type="string">
            <text:p>rub1</text:p>
          </table:table-cell>
          <table:table-cell table:style-name="ce19" table:content-validation-name="val20" office:value-type="string" calcext:value-type="string">
            <text:p>medium</text:p>
          </table:table-cell>
          <table:table-cell table:style-name="ce9" table:content-validation-name="val21" office:value-type="string" calcext:value-type="string">
            <text:p>joe</text:p>
          </table:table-cell>
          <table:table-cell table:style-name="ce20" table:content-validation-name="val22" office:value-type="date" office:date-value="2014-02-01" calcext:value-type="date">
            <text:p>2014-02-01</text:p>
          </table:table-cell>
          <table:table-cell table:style-name="ce20" table:content-validation-name="val23" office:value-type="string" calcext:value-type="string">
            <text:p>Puff, Rubiaceae of Thailand</text:p>
          </table:table-cell>
          <table:table-cell table:style-name="ce9" table:content-validation-name="val24"/>
          <table:table-cell/>
        </table:table-row>
        <table:table-row table:style-name="ro1">
          <table:table-cell table:style-name="ce1" table:content-validation-name="val1" office:value-type="float" office:value="3" calcext:value-type="float">
            <text:p>3</text:p>
          </table:table-cell>
          <table:table-cell table:style-name="ce5" table:content-validation-name="val2" office:value-type="date" office:date-value="2014-01-01" calcext:value-type="date">
            <text:p>2014-01-01</text:p>
          </table:table-cell>
          <table:table-cell table:style-name="ce9" table:content-validation-name="val3" office:value-type="string" calcext:value-type="string">
            <text:p>adi</text:p>
          </table:table-cell>
          <table:table-cell table:style-name="ce9" table:content-validation-name="val6" office:value-type="string" calcext:value-type="string">
            <text:p>myhouse</text:p>
          </table:table-cell>
          <table:table-cell table:style-name="ce9" table:content-validation-name="val7"/>
          <table:table-cell table:style-name="ce9" table:content-validation-name="val8"/>
          <table:table-cell table:style-name="ce9" table:content-validation-name="val9"/>
          <table:table-cell table:style-name="ce12" table:content-validation-name="val11" office:value-type="string" calcext:value-type="string">
            <text:p>tree</text:p>
          </table:table-cell>
          <table:table-cell table:style-name="ce15" table:content-validation-name="val13"/>
          <table:table-cell table:style-name="ce15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yes</text:p>
          </table:table-cell>
          <table:table-cell table:style-name="ce15" table:content-validation-name="val17" office:value-type="string" calcext:value-type="string">
            <text:p>no</text:p>
          </table:table-cell>
          <table:table-cell table:style-name="ce9" table:content-validation-name="val18"/>
          <table:table-cell table:style-name="ce6" table:content-validation-name="val19" office:value-type="string" calcext:value-type="string">
            <text:p>shorpub1</text:p>
          </table:table-cell>
          <table:table-cell table:style-name="ce19" table:content-validation-name="val20"/>
          <table:table-cell table:style-name="ce9" table:content-validation-name="val21"/>
          <table:table-cell table:style-name="ce20" table:content-validation-name="val22"/>
          <table:table-cell table:style-name="ce19" table:content-validation-name="val23"/>
          <table:table-cell table:style-name="ce9" table:content-validation-name="val24"/>
          <table:table-cell/>
        </table:table-row>
        <table:table-row table:style-name="ro1">
          <table:table-cell table:style-name="ce1" table:content-validation-name="val1"/>
          <table:table-cell table:style-name="ce6" table:content-validation-name="val2"/>
          <table:table-cell table:style-name="ce9" table:content-validation-name="val3"/>
          <table:table-cell table:style-name="ce9" table:content-validation-name="val6"/>
          <table:table-cell table:style-name="ce9" table:content-validation-name="val7"/>
          <table:table-cell table:style-name="ce9" table:content-validation-name="val8"/>
          <table:table-cell table:style-name="ce9" table:content-validation-name="val9"/>
          <table:table-cell table:style-name="ce12" table:content-validation-name="val11"/>
          <table:table-cell table:style-name="ce15" table:content-validation-name="val13"/>
          <table:table-cell table:style-name="ce15" table:content-validation-name="val14"/>
          <table:table-cell table:style-name="ce15" table:content-validation-name="val15"/>
          <table:table-cell table:style-name="ce15" table:content-validation-name="val16"/>
          <table:table-cell table:style-name="ce15" table:content-validation-name="val17"/>
          <table:table-cell table:style-name="ce16" table:content-validation-name="val18"/>
          <table:table-cell table:style-name="ce6" table:content-validation-name="val19"/>
          <table:table-cell table:style-name="ce19" table:content-validation-name="val20"/>
          <table:table-cell table:style-name="ce9" table:content-validation-name="val21"/>
          <table:table-cell table:style-name="ce19" table:content-validation-name="val22"/>
          <table:table-cell table:style-name="ce19" table:content-validation-name="val23"/>
          <table:table-cell table:style-name="ce16" table:content-validation-name="val24"/>
          <table:table-cell/>
        </table:table-row>
        <table:table-row table:style-name="ro1">
          <table:table-cell table:style-name="ce1" table:content-validation-name="val1"/>
          <table:table-cell table:style-name="ce6" table:content-validation-name="val2"/>
          <table:table-cell table:style-name="ce9" table:content-validation-name="val3"/>
          <table:table-cell table:style-name="ce9" table:content-validation-name="val6"/>
          <table:table-cell table:style-name="ce9" table:content-validation-name="val7"/>
          <table:table-cell table:style-name="ce9" table:content-validation-name="val8"/>
          <table:table-cell table:style-name="ce9" table:content-validation-name="val9"/>
          <table:table-cell table:style-name="ce12" table:content-validation-name="val11"/>
          <table:table-cell table:style-name="ce15" table:content-validation-name="val13"/>
          <table:table-cell table:style-name="ce15" table:content-validation-name="val14"/>
          <table:table-cell table:style-name="ce15" table:content-validation-name="val15"/>
          <table:table-cell table:style-name="ce15" table:content-validation-name="val16"/>
          <table:table-cell table:style-name="ce15" table:content-validation-name="val17"/>
          <table:table-cell table:style-name="ce9" table:content-validation-name="val18"/>
          <table:table-cell table:style-name="ce6" table:content-validation-name="val19"/>
          <table:table-cell table:style-name="ce19" table:content-validation-name="val20"/>
          <table:table-cell table:style-name="ce9" table:content-validation-name="val21"/>
          <table:table-cell table:style-name="ce19" table:content-validation-name="val22"/>
          <table:table-cell table:style-name="ce19" table:content-validation-name="val23"/>
          <table:table-cell table:style-name="ce9" table:content-validation-name="val24"/>
          <table:table-cell/>
        </table:table-row>
        <table:table-row table:style-name="ro1">
          <table:table-cell table:style-name="ce1" table:content-validation-name="val1"/>
          <table:table-cell table:style-name="ce6" table:content-validation-name="val2"/>
          <table:table-cell table:style-name="ce9" table:content-validation-name="val3"/>
          <table:table-cell table:style-name="ce9" table:content-validation-name="val6"/>
          <table:table-cell table:style-name="ce9" table:content-validation-name="val7"/>
          <table:table-cell table:style-name="ce9" table:content-validation-name="val8"/>
          <table:table-cell table:style-name="ce9" table:content-validation-name="val9"/>
          <table:table-cell table:style-name="ce12" table:content-validation-name="val11"/>
          <table:table-cell table:style-name="ce15" table:content-validation-name="val13"/>
          <table:table-cell table:style-name="ce15" table:content-validation-name="val14"/>
          <table:table-cell table:style-name="ce15" table:content-validation-name="val15"/>
          <table:table-cell table:style-name="ce15" table:content-validation-name="val16"/>
          <table:table-cell table:style-name="ce15" table:content-validation-name="val17"/>
          <table:table-cell table:style-name="ce16" table:content-validation-name="val18"/>
          <table:table-cell table:style-name="ce6" table:content-validation-name="val19"/>
          <table:table-cell table:style-name="ce19" table:content-validation-name="val20"/>
          <table:table-cell table:style-name="ce9" table:content-validation-name="val21"/>
          <table:table-cell table:style-name="ce19" table:content-validation-name="val22"/>
          <table:table-cell table:style-name="ce19" table:content-validation-name="val23"/>
          <table:table-cell table:style-name="ce16" table:content-validation-name="val24"/>
          <table:table-cell/>
        </table:table-row>
        <table:table-row table:style-name="ro1" table:number-rows-repeated="3">
          <table:table-cell table:style-name="ce1" table:content-validation-name="val1"/>
          <table:table-cell table:style-name="ce6" table:content-validation-name="val2"/>
          <table:table-cell table:style-name="ce9" table:content-validation-name="val3"/>
          <table:table-cell table:style-name="ce9" table:content-validation-name="val6"/>
          <table:table-cell table:style-name="ce9" table:content-validation-name="val7"/>
          <table:table-cell table:style-name="ce9" table:content-validation-name="val8"/>
          <table:table-cell table:style-name="ce9" table:content-validation-name="val9"/>
          <table:table-cell table:style-name="ce12" table:content-validation-name="val11"/>
          <table:table-cell table:style-name="ce15" table:content-validation-name="val13"/>
          <table:table-cell table:style-name="ce15" table:content-validation-name="val14"/>
          <table:table-cell table:style-name="ce15" table:content-validation-name="val15"/>
          <table:table-cell table:style-name="ce15" table:content-validation-name="val16"/>
          <table:table-cell table:style-name="ce15" table:content-validation-name="val17"/>
          <table:table-cell table:style-name="ce9" table:content-validation-name="val18"/>
          <table:table-cell table:style-name="ce6" table:content-validation-name="val19"/>
          <table:table-cell table:style-name="ce19" table:content-validation-name="val20"/>
          <table:table-cell table:style-name="ce9" table:content-validation-name="val21"/>
          <table:table-cell table:style-name="ce19" table:content-validation-name="val22"/>
          <table:table-cell table:style-name="ce19" table:content-validation-name="val23"/>
          <table:table-cell table:style-name="ce9" table:content-validation-name="val24"/>
          <table:table-cell/>
        </table:table-row>
        <table:table-row table:style-name="ro1">
          <table:table-cell table:style-name="ce2"/>
          <table:table-cell table:style-name="ce7"/>
          <table:table-cell table:style-name="ce7" table:content-validation-name="val4"/>
          <table:table-cell table:style-name="ce7" table:number-columns-repeated="3"/>
          <table:table-cell table:style-name="ce7" table:content-validation-name="val10"/>
          <table:table-cell table:style-name="ce13" table:content-validation-name="val12" table:number-columns-repeated="6"/>
          <table:table-cell table:style-name="ce7"/>
          <table:table-cell table:style-name="ce7" table:content-validation-name="val5" table:number-columns-repeated="2"/>
          <table:table-cell table:number-columns-repeated="5"/>
        </table:table-row>
        <table:table-row table:style-name="ro1" table:number-rows-repeated="45">
          <table:table-cell table:style-name="ce2"/>
          <table:table-cell/>
          <table:table-cell table:content-validation-name="val4"/>
          <table:table-cell table:number-columns-repeated="3"/>
          <table:table-cell table:content-validation-name="val10"/>
          <table:table-cell table:content-validation-name="val12" table:number-columns-repeated="6"/>
          <table:table-cell/>
          <table:table-cell table:content-validation-name="val5" table:number-columns-repeated="2"/>
          <table:table-cell table:number-columns-repeated="5"/>
        </table:table-row>
        <table:table-row table:style-name="ro1">
          <table:table-cell table:style-name="ce2"/>
          <table:table-cell table:number-columns-repeated="5"/>
          <table:table-cell table:content-validation-name="val10"/>
          <table:table-cell table:content-validation-name="val12" table:number-columns-repeated="6"/>
          <table:table-cell table:number-columns-repeated="8"/>
        </table:table-row>
        <table:table-row table:style-name="ro1">
          <table:table-cell table:style-name="ce2"/>
          <table:table-cell/>
          <table:table-cell table:content-validation-name="val5"/>
          <table:table-cell table:number-columns-repeated="3"/>
          <table:table-cell table:content-validation-name="val10"/>
          <table:table-cell table:content-validation-name="val12" table:number-columns-repeated="6"/>
          <table:table-cell/>
          <table:table-cell table:content-validation-name="val5" table:number-columns-repeated="2"/>
          <table:table-cell table:number-columns-repeated="5"/>
        </table:table-row>
        <table:table-row table:style-name="ro1">
          <table:table-cell table:style-name="ce2"/>
          <table:table-cell/>
          <table:table-cell table:content-validation-name="val5"/>
          <table:table-cell table:number-columns-repeated="4"/>
          <table:table-cell table:content-validation-name="val12" table:number-columns-repeated="6"/>
          <table:table-cell/>
          <table:table-cell table:content-validation-name="val5" table:number-columns-repeated="2"/>
          <table:table-cell table:number-columns-repeated="5"/>
        </table:table-row>
        <table:table-row table:style-name="ro1" table:number-rows-repeated="3">
          <table:table-cell table:style-name="ce2"/>
          <table:table-cell/>
          <table:table-cell table:content-validation-name="val5"/>
          <table:table-cell table:number-columns-repeated="3"/>
          <table:table-cell table:content-validation-name="val10"/>
          <table:table-cell table:content-validation-name="val12" table:number-columns-repeated="6"/>
          <table:table-cell/>
          <table:table-cell table:content-validation-name="val5" table:number-columns-repeated="2"/>
          <table:table-cell table:number-columns-repeated="5"/>
        </table:table-row>
        <table:table-row table:style-name="ro1" table:number-rows-repeated="104851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axon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row table:style-name="ro1">
          <table:table-cell table:style-name="ce21" office:value-type="string" calcext:value-type="string">
            <text:p>unique_key</text:p>
          </table:table-cell>
          <table:table-cell table:style-name="ce10" office:value-type="string" calcext:value-type="string">
            <text:p>db_id</text:p>
          </table:table-cell>
          <table:table-cell table:style-name="ce10" office:value-type="string" calcext:value-type="string">
            <text:p>morphotype</text:p>
          </table:table-cell>
          <table:table-cell table:style-name="ce10" office:value-type="string" calcext:value-type="string">
            <text:p>fam</text:p>
          </table:table-cell>
          <table:table-cell table:style-name="ce10" office:value-type="string" calcext:value-type="string">
            <text:p>gen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ubtype</text:p>
          </table:table-cell>
          <table:table-cell table:style-name="ce10" office:value-type="string" calcext:value-type="string">
            <text:p>ssp</text:p>
          </table:table-cell>
          <table:table-cell table:style-name="ce10" office:value-type="string" calcext:value-type="string">
            <text:p>ssp_auth</text:p>
          </table:table-cell>
        </table:table-row>
        <table:table-row table:style-name="ro1">
          <table:table-cell table:style-name="ce21" table:content-validation-name="val25" office:value-type="string" calcext:value-type="string">
            <text:p>Dillenia_sufructicosa</text:p>
          </table:table-cell>
          <table:table-cell table:style-name="ce9" table:content-validation-name="val26" office:value-type="float" office:value="345" calcext:value-type="float">
            <text:p>345</text:p>
          </table:table-cell>
          <table:table-cell table:style-name="ce9" table:content-validation-name="val27"/>
          <table:table-cell table:style-name="ce9" table:content-validation-name="val28"/>
          <table:table-cell table:style-name="ce9" table:content-validation-name="val29" office:value-type="string" calcext:value-type="string">
            <text:p>Dillenia</text:p>
          </table:table-cell>
          <table:table-cell table:style-name="ce9" table:content-validation-name="val30" office:value-type="string" calcext:value-type="string">
            <text:p>sufructicosa</text:p>
          </table:table-cell>
          <table:table-cell table:style-name="ce9" table:content-validation-name="val31"/>
          <table:table-cell table:style-name="ce9" table:content-validation-name="val32"/>
          <table:table-cell table:style-name="ce9" table:content-validation-name="val33"/>
        </table:table-row>
        <table:table-row table:style-name="ro1">
          <table:table-cell table:style-name="ce22" table:content-validation-name="val25" office:value-type="string" calcext:value-type="string">
            <text:p>shorpub1</text:p>
          </table:table-cell>
          <table:table-cell table:style-name="ce9" table:content-validation-name="val26"/>
          <table:table-cell table:style-name="ce23" table:content-validation-name="val27" office:value-type="string" calcext:value-type="string">
            <text:p>shorpub1</text:p>
          </table:table-cell>
          <table:table-cell table:style-name="ce9" table:content-validation-name="val28" office:value-type="string" calcext:value-type="string">
            <text:p>Dipterocarpaceae</text:p>
          </table:table-cell>
          <table:table-cell table:style-name="ce9" table:content-validation-name="val29" office:value-type="string" calcext:value-type="string">
            <text:p>Shorea</text:p>
          </table:table-cell>
          <table:table-cell table:style-name="ce9" table:content-validation-name="val30"/>
          <table:table-cell table:style-name="ce9" table:content-validation-name="val31"/>
          <table:table-cell table:style-name="ce9" table:content-validation-name="val32"/>
          <table:table-cell table:style-name="ce9" table:content-validation-name="val33"/>
        </table:table-row>
        <table:table-row table:style-name="ro1">
          <table:table-cell table:style-name="ce22" table:content-validation-name="val25" office:value-type="string" calcext:value-type="string">
            <text:p>rub1</text:p>
          </table:table-cell>
          <table:table-cell table:style-name="ce9" table:content-validation-name="val26" office:value-type="float" office:value="1456" calcext:value-type="float">
            <text:p>1456</text:p>
          </table:table-cell>
          <table:table-cell table:style-name="ce23" table:content-validation-name="val27"/>
          <table:table-cell table:style-name="ce9" table:content-validation-name="val28" office:value-type="string" calcext:value-type="string">
            <text:p>Rubiaceae</text:p>
          </table:table-cell>
          <table:table-cell table:style-name="ce9" table:content-validation-name="val29" office:value-type="string" calcext:value-type="string">
            <text:p>Pavetta</text:p>
          </table:table-cell>
          <table:table-cell table:style-name="ce9" table:content-validation-name="val30" office:value-type="string" calcext:value-type="string">
            <text:p>axillaris</text:p>
          </table:table-cell>
          <table:table-cell table:style-name="ce9" table:content-validation-name="val31"/>
          <table:table-cell table:style-name="ce9" table:content-validation-name="val32"/>
          <table:table-cell table:style-name="ce9" table:content-validation-name="val33" office:value-type="string" calcext:value-type="string">
            <text:p>Bremek.</text:p>
          </table:table-cell>
        </table:table-row>
        <table:table-row table:style-name="ro1">
          <table:table-cell table:style-name="ce21" table:content-validation-name="val25" office:value-type="string" calcext:value-type="string">
            <text:p>Rubiaceae</text:p>
          </table:table-cell>
          <table:table-cell table:style-name="ce9" table:content-validation-name="val26" office:value-type="float" office:value="123" calcext:value-type="float">
            <text:p>123</text:p>
          </table:table-cell>
          <table:table-cell table:style-name="ce9" table:content-validation-name="val27"/>
          <table:table-cell table:style-name="ce9" table:content-validation-name="val28" office:value-type="string" calcext:value-type="string">
            <text:p>Rubiaceae</text:p>
          </table:table-cell>
          <table:table-cell table:style-name="ce9" table:content-validation-name="val29"/>
          <table:table-cell table:style-name="ce9" table:content-validation-name="val30"/>
          <table:table-cell table:style-name="ce9" table:content-validation-name="val31"/>
          <table:table-cell table:style-name="ce9" table:content-validation-name="val32"/>
          <table:table-cell table:style-name="ce9" table:content-validation-name="val33"/>
        </table:table-row>
        <table:table-row table:style-name="ro1" table:number-rows-repeated="5">
          <table:table-cell table:style-name="ce22" table:content-validation-name="val25"/>
          <table:table-cell table:style-name="ce23" table:content-validation-name="val26"/>
          <table:table-cell table:style-name="ce23" table:content-validation-name="val27"/>
          <table:table-cell table:style-name="ce9" table:content-validation-name="val28"/>
          <table:table-cell table:style-name="ce9" table:content-validation-name="val29"/>
          <table:table-cell table:style-name="ce9" table:content-validation-name="val30"/>
          <table:table-cell table:style-name="ce9" table:content-validation-name="val31"/>
          <table:table-cell table:style-name="ce9" table:content-validation-name="val32"/>
          <table:table-cell table:style-name="ce9" table:content-validation-name="val33"/>
        </table:table-row>
        <table:table-row table:style-name="ro1" table:number-rows-repeated="15">
          <table:table-cell table:style-name="Pivot_20_Table_20_Category" table:number-columns-repeated="3"/>
          <table:table-cell table:number-columns-repeated="6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hoto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26" office:value-type="string" calcext:value-type="string">
            <text:p>tree_id</text:p>
          </table:table-cell>
          <table:table-cell table:style-name="ce8" office:value-type="string" calcext:value-type="string">
            <text:p>photographer</text:p>
          </table:table-cell>
          <table:table-cell table:style-name="ce10" office:value-type="string" calcext:value-type="string">
            <text:p>plant_part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1">
          <table:table-cell table:style-name="ce24" table:content-validation-name="val34" office:value-type="string" calcext:value-type="string">
            <text:p>IMG_0123.jpg</text:p>
          </table:table-cell>
          <table:table-cell table:style-name="ce27" table:content-validation-name="val35" office:value-type="float" office:value="1" calcext:value-type="float">
            <text:p>1</text:p>
          </table:table-cell>
          <table:table-cell table:style-name="ce9" table:content-validation-name="val37" office:value-type="string" calcext:value-type="string">
            <text:p>adi</text:p>
          </table:table-cell>
          <table:table-cell table:style-name="ce9" table:content-validation-name="val38" office:value-type="string" calcext:value-type="string">
            <text:p>whole compound leaf</text:p>
          </table:table-cell>
          <table:table-cell table:style-name="ce9" table:content-validation-name="val39"/>
        </table:table-row>
        <table:table-row table:style-name="ro1">
          <table:table-cell table:style-name="ce24" table:content-validation-name="val34" office:value-type="string" calcext:value-type="string">
            <text:p>IMG_0124.jpg</text:p>
          </table:table-cell>
          <table:table-cell table:style-name="ce27" table:content-validation-name="val35" office:value-type="float" office:value="1" calcext:value-type="float">
            <text:p>1</text:p>
          </table:table-cell>
          <table:table-cell table:style-name="ce9" table:content-validation-name="val37" office:value-type="string" calcext:value-type="string">
            <text:p>adi</text:p>
          </table:table-cell>
          <table:table-cell table:style-name="ce9" table:content-validation-name="val38" office:value-type="string" calcext:value-type="string">
            <text:p>lower leafbase</text:p>
          </table:table-cell>
          <table:table-cell table:style-name="ce9" table:content-validation-name="val39"/>
        </table:table-row>
        <table:table-row table:style-name="ro1">
          <table:table-cell table:style-name="ce24" table:content-validation-name="val34" office:value-type="string" calcext:value-type="string">
            <text:p>IMG_0202.jpg</text:p>
          </table:table-cell>
          <table:table-cell table:style-name="ce27" table:content-validation-name="val35" office:value-type="float" office:value="2" calcext:value-type="float">
            <text:p>2</text:p>
          </table:table-cell>
          <table:table-cell table:style-name="ce9" table:content-validation-name="val37" office:value-type="string" calcext:value-type="string">
            <text:p>joe</text:p>
          </table:table-cell>
          <table:table-cell table:style-name="ce9" table:content-validation-name="val38" office:value-type="string" calcext:value-type="string">
            <text:p>inflorescence</text:p>
          </table:table-cell>
          <table:table-cell table:style-name="ce9" table:content-validation-name="val39"/>
        </table:table-row>
        <table:table-row table:style-name="ro1">
          <table:table-cell table:style-name="ce24" table:content-validation-name="val34" office:value-type="string" calcext:value-type="string">
            <text:p>IMG_0205.jpg</text:p>
          </table:table-cell>
          <table:table-cell table:style-name="ce27" table:content-validation-name="val35" office:value-type="float" office:value="2" calcext:value-type="float">
            <text:p>2</text:p>
          </table:table-cell>
          <table:table-cell table:style-name="ce9" table:content-validation-name="val37" office:value-type="string" calcext:value-type="string">
            <text:p>joe</text:p>
          </table:table-cell>
          <table:table-cell table:style-name="ce9" table:content-validation-name="val38" office:value-type="string" calcext:value-type="string">
            <text:p>whole compound leaf</text:p>
          </table:table-cell>
          <table:table-cell table:style-name="ce9" table:content-validation-name="val39"/>
        </table:table-row>
        <table:table-row table:style-name="ro1" table:number-rows-repeated="5">
          <table:table-cell table:style-name="ce24" table:content-validation-name="val34"/>
          <table:table-cell table:style-name="ce27" table:content-validation-name="val35"/>
          <table:table-cell table:style-name="ce9" table:content-validation-name="val37"/>
          <table:table-cell table:style-name="ce9" table:content-validation-name="val38"/>
          <table:table-cell table:style-name="ce9" table:content-validation-name="val39"/>
        </table:table-row>
        <table:table-row table:style-name="ro1" table:number-rows-repeated="54">
          <table:table-cell table:style-name="ce25"/>
          <table:table-cell table:content-validation-name="val36"/>
          <table:table-cell table:number-columns-repeated="3"/>
        </table:table-row>
        <table:table-row table:style-name="ro1" table:number-rows-repeated="15">
          <table:table-cell table:style-name="ce7"/>
          <table:table-cell table:content-validation-name="val36"/>
          <table:table-cell table:number-columns-repeated="3"/>
        </table:table-row>
        <table:table-row table:style-name="ro1" table:number-rows-repeated="104849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erson" table:style-name="ta1">
        <office:forms form:automatic-focus="false" form:apply-design-mode="false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number-columns-repeated="4" table:default-cell-style-name="Default"/>
        <table:table-row table:style-name="ro1">
          <table:table-cell table:style-name="ce1" office:value-type="string" calcext:value-type="string">
            <text:p>unique_key</text:p>
          </table:table-cell>
          <table:table-cell table:style-name="ce10" office:value-type="string" calcext:value-type="string">
            <text:p>db_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twitter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phone</text:p>
          </table:table-cell>
        </table:table-row>
        <table:table-row table:style-name="ro1">
          <table:table-cell table:style-name="ce21" table:content-validation-name="val40" office:value-type="string" calcext:value-type="string">
            <text:p>joe</text:p>
          </table:table-cell>
          <table:table-cell table:style-name="ce9" table:content-validation-name="val41" office:value-type="float" office:value="34" calcext:value-type="float">
            <text:p>34</text:p>
          </table:table-cell>
          <table:table-cell table:style-name="ce9" table:content-validation-name="val42" office:value-type="string" calcext:value-type="string">
            <text:p>Joe Bloggs</text:p>
          </table:table-cell>
          <table:table-cell table:style-name="ce9" table:content-validation-name="val43" office:value-type="string" calcext:value-type="string">
            <text:p>joe.bloggs@gmail.com</text:p>
          </table:table-cell>
          <table:table-cell table:style-name="ce9" table:content-validation-name="val44" office:value-type="string" calcext:value-type="string">
            <text:p>@bloggs</text:p>
          </table:table-cell>
          <table:table-cell table:style-name="ce9" table:content-validation-name="val45"/>
          <table:table-cell table:style-name="ce9" table:content-validation-name="val46" office:value-type="float" office:value="628138871234" calcext:value-type="float">
            <text:p>628138871234</text:p>
          </table:table-cell>
        </table:table-row>
        <table:table-row table:style-name="ro1">
          <table:table-cell table:style-name="ce21" table:content-validation-name="val40" office:value-type="string" calcext:value-type="string">
            <text:p>adi</text:p>
          </table:table-cell>
          <table:table-cell table:style-name="ce9" table:content-validation-name="val41"/>
          <table:table-cell table:style-name="ce9" table:content-validation-name="val42" office:value-type="string" calcext:value-type="string">
            <text:p>Adi Bejo</text:p>
          </table:table-cell>
          <table:table-cell table:style-name="ce9" table:content-validation-name="val43" office:value-type="string" calcext:value-type="string">
            <text:p>adibejo123@yahoo.co.id</text:p>
          </table:table-cell>
          <table:table-cell table:style-name="ce9" table:content-validation-name="val44"/>
          <table:table-cell table:style-name="ce9" table:content-validation-name="val45"/>
          <table:table-cell table:style-name="ce9" table:content-validation-name="val46"/>
        </table:table-row>
        <table:table-row table:style-name="ro1" table:number-rows-repeated="7">
          <table:table-cell table:style-name="ce21" table:content-validation-name="val40"/>
          <table:table-cell table:style-name="ce9" table:content-validation-name="val41"/>
          <table:table-cell table:style-name="ce9" table:content-validation-name="val42"/>
          <table:table-cell table:style-name="ce9" table:content-validation-name="val43"/>
          <table:table-cell table:style-name="ce9" table:content-validation-name="val44"/>
          <table:table-cell table:style-name="ce9" table:content-validation-name="val45"/>
          <table:table-cell table:style-name="ce9" table:content-validation-name="val46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cation" table:style-name="ta1">
        <office:forms form:automatic-focus="false" form:apply-design-mode="false"/>
        <table:table-column table:style-name="co14" table:number-columns-repeated="4" table:default-cell-style-name="Default"/>
        <table:table-column table:style-name="co24" table:number-columns-repeated="2" table:default-cell-style-name="Default"/>
        <table:table-column table:style-name="co14" table:number-columns-repeated="5" table:default-cell-style-name="Default"/>
        <table:table-row table:style-name="ro1">
          <table:table-cell table:style-name="ce21" office:value-type="string" calcext:value-type="string">
            <text:p>unique_id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lat</text:p>
          </table:table-cell>
          <table:table-cell table:style-name="ce10" office:value-type="string" calcext:value-type="string">
            <text:p>elev</text:p>
          </table:table-cell>
          <table:table-cell table:style-name="ce10" office:value-type="string" calcext:value-type="string">
            <text:p>geomorphology</text:p>
          </table:table-cell>
          <table:table-cell table:style-name="ce10" office:value-type="string" calcext:value-type="string">
            <text:p>locality</text:p>
          </table:table-cell>
          <table:table-cell table:style-name="ce10" office:value-type="string" calcext:value-type="string">
            <text:p>kabupaten</text:p>
          </table:table-cell>
          <table:table-cell table:style-name="ce10" office:value-type="string" calcext:value-type="string">
            <text:p>province</text:p>
          </table:table-cell>
          <table:table-cell table:style-name="ce10" office:value-type="string" calcext:value-type="string">
            <text:p>island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1">
          <table:table-cell table:style-name="ce21" office:value-type="string" calcext:value-type="string">
            <text:p>plot1</text:p>
          </table:table-cell>
          <table:table-cell table:style-name="ce28" table:content-validation-name="val47" office:value-type="float" office:value="110" calcext:value-type="float">
            <text:p>110.00000</text:p>
          </table:table-cell>
          <table:table-cell table:style-name="ce28" table:content-validation-name="val48" office:value-type="float" office:value="-2" calcext:value-type="float">
            <text:p>-2.00000</text:p>
          </table:table-cell>
          <table:table-cell table:style-name="ce29" table:content-validation-name="val49" office:value-type="float" office:value="30" calcext:value-type="float">
            <text:p>30</text:p>
          </table:table-cell>
          <table:table-cell table:style-name="ce29" table:content-validation-name="val50" office:value-type="string" calcext:value-type="string">
            <text:p>Swamp</text:p>
          </table:table-cell>
          <table:table-cell table:style-name="ce9" table:content-validation-name="val51" office:value-type="string" calcext:value-type="string">
            <text:p>Sample plot one, Jonesville, Borneo</text:p>
          </table:table-cell>
          <table:table-cell table:style-name="ce9" table:content-validation-name="val52"/>
          <table:table-cell table:style-name="ce9" table:content-validation-name="val52" office:value-type="string" calcext:value-type="string">
            <text:p>Kalimantan Barat</text:p>
          </table:table-cell>
          <table:table-cell table:style-name="ce9" table:content-validation-name="val52" office:value-type="string" calcext:value-type="string">
            <text:p>Borneo</text:p>
          </table:table-cell>
          <table:table-cell table:style-name="ce9" table:content-validation-name="val52" office:value-type="string" calcext:value-type="string">
            <text:p>Indonesia</text:p>
          </table:table-cell>
          <table:table-cell table:style-name="ce9" table:content-validation-name="val52"/>
        </table:table-row>
        <table:table-row table:style-name="ro1">
          <table:table-cell table:style-name="ce21" office:value-type="string" calcext:value-type="string">
            <text:p>myhouse</text:p>
          </table:table-cell>
          <table:table-cell table:style-name="ce28" table:content-validation-name="val47" office:value-type="float" office:value="111" calcext:value-type="float">
            <text:p>111.00000</text:p>
          </table:table-cell>
          <table:table-cell table:style-name="ce28" table:content-validation-name="val48" office:value-type="float" office:value="-3" calcext:value-type="float">
            <text:p>-3.00000</text:p>
          </table:table-cell>
          <table:table-cell table:style-name="ce29" table:content-validation-name="val49" office:value-type="float" office:value="12" calcext:value-type="float">
            <text:p>12</text:p>
          </table:table-cell>
          <table:table-cell table:style-name="ce29" table:content-validation-name="val50" office:value-type="string" calcext:value-type="string">
            <text:p>Low rolling hills</text:p>
          </table:table-cell>
          <table:table-cell table:style-name="ce9" table:content-validation-name="val51" office:value-type="string" calcext:value-type="string">
            <text:p>Ahmad's house, Sukadana, Kalbar</text:p>
          </table:table-cell>
          <table:table-cell table:style-name="ce9" table:content-validation-name="val52"/>
          <table:table-cell table:style-name="ce9" table:content-validation-name="val52" office:value-type="string" calcext:value-type="string">
            <text:p>Kalimantan Barat</text:p>
          </table:table-cell>
          <table:table-cell table:style-name="ce9" table:content-validation-name="val52" office:value-type="string" calcext:value-type="string">
            <text:p>Borneo</text:p>
          </table:table-cell>
          <table:table-cell table:style-name="ce9" table:content-validation-name="val52" office:value-type="string" calcext:value-type="string">
            <text:p>Indonesia</text:p>
          </table:table-cell>
          <table:table-cell table:style-name="ce9" table:content-validation-name="val52"/>
        </table:table-row>
        <table:table-row table:style-name="ro1" table:number-rows-repeated="7">
          <table:table-cell table:style-name="ce21"/>
          <table:table-cell table:style-name="ce28" table:content-validation-name="val47"/>
          <table:table-cell table:style-name="ce28" table:content-validation-name="val48"/>
          <table:table-cell table:style-name="ce29" table:content-validation-name="val49"/>
          <table:table-cell table:style-name="ce29" table:content-validation-name="val50"/>
          <table:table-cell table:style-name="ce9" table:content-validation-name="val51"/>
          <table:table-cell table:style-name="ce9" table:content-validation-name="val52" table:number-columns-repeated="5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Locn" table:target-range-address="Location.A1:Location.F10" table:orientation="column"/>
        <table:database-range table:name="Person" table:target-range-address="Person.A1:Person.D10" table:orientation="column"/>
        <table:database-range table:name="Photo" table:target-range-address="Photo.A1:Photo.B10" table:orientation="column"/>
        <table:database-range table:name="Taxon" table:target-range-address="Taxon.A1:Taxon.I10" table:orientation="column"/>
        <table:database-range table:name="Tree" table:target-range-address="Plant.A1:Plant.R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11:56:44.665753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5:52:09.951443044</dc:date>
    <meta:generator>LibreOffice/4.1.4.2$Linux_X86_64 LibreOffice_project/410m0$Build-2</meta:generator>
    <meta:editing-duration>PT10H45M47S</meta:editing-duration>
    <meta:editing-cycles>31</meta:editing-cycles>
    <meta:print-date>2012-02-13T09:00:27</meta:print-date>
    <meta:document-statistic meta:table-count="5" meta:cell-count="152" meta:object-count="0"/>
  </office:meta>
</office:document-meta>
</file>